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aikaiFont" svg:font-family="NaikaiFont" style:font-family-generic="system" style:font-pitch="variable"/>
  </office:font-face-decls>
  <office:automatic-styles>
    <style:style style:name="P1" style:family="paragraph" style:parent-style-name="Standard" style:list-style-name="L1">
      <style:text-properties officeooo:paragraph-rsid="0015920a"/>
    </style:style>
    <style:style style:name="P2" style:family="paragraph" style:parent-style-name="Standard" style:list-style-name="L1">
      <style:text-properties officeooo:rsid="0014dd0a" officeooo:paragraph-rsid="0014dd0a"/>
    </style:style>
    <style:style style:name="P3" style:family="paragraph" style:parent-style-name="Standard" style:list-style-name="L1">
      <style:text-properties officeooo:rsid="0014dd0a" officeooo:paragraph-rsid="0015920a"/>
    </style:style>
    <style:style style:name="P4" style:family="paragraph" style:parent-style-name="Standard" style:list-style-name="L1">
      <style:text-properties officeooo:rsid="0015920a" officeooo:paragraph-rsid="0015920a"/>
    </style:style>
    <style:style style:name="P5" style:family="paragraph" style:parent-style-name="Standard">
      <style:text-properties officeooo:rsid="0015920a" officeooo:paragraph-rsid="0015920a"/>
    </style:style>
    <style:style style:name="P6" style:family="paragraph" style:parent-style-name="Standard" style:list-style-name="L1">
      <style:text-properties officeooo:rsid="00174f33" officeooo:paragraph-rsid="00174f33"/>
    </style:style>
    <style:style style:name="P7" style:family="paragraph" style:parent-style-name="Standard" style:list-style-name="L1">
      <style:text-properties officeooo:rsid="0017c452" officeooo:paragraph-rsid="0017c452"/>
    </style:style>
    <style:style style:name="P8" style:family="paragraph" style:parent-style-name="Standard" style:list-style-name="L1">
      <style:text-properties officeooo:rsid="001a41bd" officeooo:paragraph-rsid="001a41bd"/>
    </style:style>
    <style:style style:name="P9" style:family="paragraph" style:parent-style-name="Standard" style:list-style-name="L1">
      <style:text-properties officeooo:rsid="001c1bdd" officeooo:paragraph-rsid="001c1bd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officeooo:rsid="0015920a"/>
    </style:style>
    <style:style style:name="T4" style:family="text">
      <style:text-properties style:text-position="super 58%"/>
    </style:style>
    <style:style style:name="T5" style:family="text">
      <style:text-properties style:text-position="0% 100%"/>
    </style:style>
    <style:style style:name="T6" style:family="text">
      <style:text-properties officeooo:rsid="00174f33"/>
    </style:style>
    <style:style style:name="T7" style:family="text">
      <style:text-properties officeooo:rsid="0017c452"/>
    </style:style>
    <style:style style:name="T8" style:family="text">
      <style:text-properties officeooo:rsid="001a41bd"/>
    </style:style>
    <style:style style:name="T9" style:family="text">
      <style:text-properties style:text-line-through-style="solid" style:text-line-through-type="single"/>
    </style:style>
    <style:style style:name="T10" style:family="text">
      <style:text-properties style:text-line-through-style="none" style:text-line-through-type="none"/>
    </style:style>
    <style:style style:name="T11" style:family="text">
      <style:text-properties style:font-name="Liberation Serif" style:font-name-asian="Liberation Serif" style:font-name-complex="Liberation Serif"/>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Febuary 13<text:span text:style-name="T4">th</text:span><text:span text:style-name="T5">,</text:span> 2023</text:p>
      <text:p text:style-name="P5">Kitkat Dambeck</text:p>
      <text:p text:style-name="P5">Expository Writing</text:p>
      <text:p text:style-name="P5">Notes On Selections From Love</text:p>
      <text:p text:style-name="P5"/>
      <text:list xml:id="list810119448" text:style-name="L1">
        <text:list-item>
          <text:p text:style-name="P4">Preface. </text:p>
          <text:list>
            <text:list-item>
              <text:p text:style-name="P4">At time of writing, I’m only half way through. It seems really prescriptive, and very first world problem. A shallow poitivity culture. Some of the broad strokes makes sense to me, but all the details seem pedantic and shallow. <text:span text:style-name="T8">It feels like reading a pop health article, thats padded for word count.</text:span> It’s also layed out in a confusing way. </text:p>
            </text:list-item>
          </text:list>
        </text:list-item>
        <text:list-item>
          <text:p text:style-name="P3">Barbara Fredrickson.</text:p>
          <text:list>
            <text:list-item>
              <text:p text:style-name="P3">Psycologist.</text:p>
            </text:list-item>
            <text:list-item>
              <text:p text:style-name="P3">Wrote <text:span text:style-name="T1">Love 2.0</text:span><text:span text:style-name="T2">.</text:span></text:p>
            </text:list-item>
            <text:list-item>
              <text:p text:style-name="P3"><text:span text:style-name="T2">Tries to apply scientific rigor to love. </text:span></text:p>
            </text:list-item>
            <text:list-item>
              <text:p text:style-name="P3"><text:span text:style-name="T2">Researches positive psycology. </text:span></text:p>
              <text:list>
                <text:list-item>
                  <text:p text:style-name="P3"><text:span text:style-name="T2">Focuses on positive emotions, as opposed to disorders. </text:span></text:p>
                </text:list-item>
                <text:list-item>
                  <text:p text:style-name="P4"><text:span text:style-name="T2">Asked my psycology major roomate who says this is hella problematic.</text:span></text:p>
                </text:list-item>
              </text:list>
            </text:list-item>
            <text:list-item>
              <text:p text:style-name="P3"><text:span text:style-name="T2">Something about evolutionary psycology?</text:span></text:p>
            </text:list-item>
          </text:list>
        </text:list-item>
        <text:list-item>
          <text:p text:style-name="P2"><text:span text:style-name="T3">What is </text:span>Love?</text:p>
          <text:list>
            <text:list-item>
              <text:p text:style-name="P4">Baby don’t hurt me.</text:p>
            </text:list-item>
            <text:list-item>
              <text:p text:style-name="P4">There ought to be as many words for love as the eskimos have for snow marget atwood quote.</text:p>
              <text:list>
                <text:list-item>
                  <text:p text:style-name="P4">Greeks man. They got them words. Philia, stoge, eros, agape, xenia. also mania, philautia, saphic. <text:s/>I’d even argue that miseo is a kind of love. Really going down the rabbit hole, I’d say theres omorphia (beauty) or aisthanesthia (of the sences). Though aisthanesthia is more of a road that love might travel on, than love itself.</text:p>
                </text:list-item>
              </text:list>
            </text:list-item>
            <text:list-item>
              <text:p text:style-name="P2">ooOOooOo so romantic. Shakespear and the Wizard of Oz.</text:p>
            </text:list-item>
            <text:list-item>
              <text:p text:style-name="P2">Takes palce in the micromoments of ones resonance with others. </text:p>
            </text:list-item>
            <text:list-item>
              <text:p text:style-name="P2">Body is designed to extract oxygen from the atmostphere, it is designed to love.</text:p>
            </text:list-item>
            <text:list-item>
              <text:p text:style-name="P4">Eating an orange when your thirsty. </text:p>
            </text:list-item>
            <text:list-item>
              <text:p text:style-name="P4">Love as a nutrient.</text:p>
              <text:list>
                <text:list-item>
                  <text:p text:style-name="P4">Cells crave it. </text:p>
                </text:list-item>
                <text:list-item>
                  <text:p text:style-name="P4">Like sunlight, rich soil, and water is to plants.</text:p>
                  <text:list>
                    <text:list-item>
                      <text:p text:style-name="P4">What if I’m a cacti? or a water lillie? or a venus fly trap? </text:p>
                    </text:list-item>
                  </text:list>
                </text:list-item>
                <text:list-item>
                  <text:p text:style-name="P4">The more love you get the more you grow spiritually.</text:p>
                </text:list-item>
                <text:list-item>
                  <text:p text:style-name="P4">Its just good for you man trust me.</text:p>
                </text:list-item>
                <text:list-item>
                  <text:p text:style-name="P4">The body is designed to collect love like it does oxygen. </text:p>
                </text:list-item>
                <text:list-item>
                  <text:p text:style-name="P4">Science:</text:p>
                  <text:list>
                    <text:list-item>
                      <text:p text:style-name="P4">“new science” says Fredrickson is right. </text:p>
                    </text:list-item>
                    <text:list-item>
                      <text:p text:style-name="P4">Alters DNA expression.</text:p>
                      <text:list>
                        <text:list-item>
                          <text:p text:style-name="P4">I know that this is a real thing, like DNA is very complicated and expression does change based on enviornmental factors. I’m not sure “love” is any kind of a useful metric tho. Like what is love?</text:p>
                          <text:list>
                            <text:list-item>
                              <text:p text:style-name="P1"><text:span text:style-name="T3">“</text:span>Practically, "I concentrated my mind upon a white radiant triangle in whose centre was a shining eye, for 22 minutes and 10 seconds, my attention wandering 45 times" is a scientific and valuable statement. "I prayed fervently to the Lord for the space of many days" means anything or nothing. Anybody who cares to do so may imitate my experiment and compare his result with mine. In the latter case one would always be wondering what "fervently" meant and who "the <text:soft-page-break/>Lord" was, and how many days made "many."” -<text:span text:style-name="T3">Aliester Crowley, The Soldier and The Hunchback, section VI. </text:span></text:p>
                            </text:list-item>
                          </text:list>
                        </text:list-item>
                        <text:list-item>
                          <text:p text:style-name="P4">Overall what im annoyed with is that they’re laying it out in a way that sounds almost like a fortune teller. They make a lot of general statements and make it seem like they know what theyre talking about. And a lot of nice sounding promices. A kind of shotgun stratagy. Also using repeated assertions like a propagandist. Manipulative writing is what I’m getting it. It smells off. </text:p>
                        </text:list-item>
                      </text:list>
                    </text:list-item>
                  </text:list>
                </text:list-item>
              </text:list>
            </text:list-item>
            <text:list-item>
              <text:p text:style-name="P4">“<text:span text:style-name="T6">Positivity resonance.”</text:span></text:p>
              <text:list>
                <text:list-item>
                  <text:p text:style-name="P6">Omg kill me. fucking dualistic dogmatic new age crap. <text:span text:style-name="T7">Like read about taoism or something, you need balance! you cant just grasp to the things that feel nice and expect not to be let down. </text:span></text:p>
                </text:list-item>
                <text:list-item>
                  <text:p text:style-name="P8">I googled it and was unable to find anyone using the term without siting Fredrickson, and I was also unable to find a definition. </text:p>
                </text:list-item>
              </text:list>
            </text:list-item>
            <text:list-item>
              <text:p text:style-name="P4">What love isn’t.</text:p>
              <text:list>
                <text:list-item>
                  <text:p text:style-name="P4">Romantic love/infatuation or sexual love/lust, unconditional/expected family love, love of comitment and marriage. </text:p>
                </text:list-item>
                <text:list-item>
                  <text:p text:style-name="P4">Catagory of relationship or type of bond. </text:p>
                </text:list-item>
                <text:list-item>
                  <text:p text:style-name="P4">Exclusive, lasting, and uncodiotional.</text:p>
                </text:list-item>
                <text:list-item>
                  <text:p text:style-name="P4">Cultural heritiage.</text:p>
                </text:list-item>
              </text:list>
            </text:list-item>
            <text:list-item>
              <text:p text:style-name="P4">The Body’s Love.</text:p>
              <text:list>
                <text:list-item>
                  <text:p text:style-name="P4">non-exclusive; not reserved for soul mates or kin. </text:p>
                </text:list-item>
                <text:list-item>
                  <text:p text:style-name="P4">Short lasting and fleeting. </text:p>
                </text:list-item>
                <text:list-item>
                  <text:p text:style-name="P4">Dependant on circumstances, </text:p>
                </text:list-item>
                <text:list-item>
                  <text:p text:style-name="P4">Abundant/renewable. </text:p>
                </text:list-item>
                <text:list-item>
                  <text:p text:style-name="P7">The love system.</text:p>
                  <text:list>
                    <text:list-item>
                      <text:p text:style-name="P8">Fredrickson describes a biological system, akin to an immune system or a cardiovasvular system, except for love. To describe it, they mythologise it as a play.</text:p>
                      <text:list>
                        <text:list-item>
                          <text:p text:style-name="P7">“love” is a scene in the act of each day, in the play of your life.</text:p>
                        </text:list-item>
                        <text:list-item>
                          <text:p text:style-name="P8">The main charecters do most of the speaking, and others only occassionally.</text:p>
                        </text:list-item>
                      </text:list>
                    </text:list-item>
                    <text:list-item>
                      <text:p text:style-name="P8">Three main biological charecters.</text:p>
                      <text:list>
                        <text:list-item>
                          <text:p text:style-name="P8">Brain.</text:p>
                        </text:list-item>
                        <text:list-item>
                          <text:p text:style-name="P8">Oxytoncin.</text:p>
                        </text:list-item>
                        <text:list-item>
                          <text:p text:style-name="P8">Vagus nerve.</text:p>
                        </text:list-item>
                      </text:list>
                    </text:list-item>
                    <text:list-item>
                      <text:p text:style-name="P8">Mostly subconcious. </text:p>
                    </text:list-item>
                    <text:list-item>
                      <text:p text:style-name="P8">Generally favor making and strengthening relationships.</text:p>
                    </text:list-item>
                  </text:list>
                </text:list-item>
              </text:list>
            </text:list-item>
            <text:list-item>
              <text:p text:style-name="P8">Accoding to the Taipei research team: </text:p>
              <text:list>
                <text:list-item>
                  <text:p text:style-name="P8">love is a lasting loving relationship.</text:p>
                </text:list-item>
                <text:list-item>
                  <text:p text:style-name="P8">Thats a cirular definition… at least its explicitly and potitivly stated. </text:p>
                </text:list-item>
                <text:list-item>
                  <text:p text:style-name="P8">Fredrickson says this is a bond, not love.</text:p>
                </text:list-item>
              </text:list>
            </text:list-item>
          </text:list>
        </text:list-item>
        <text:list-item>
          <text:p text:style-name="P4">Effects of love. </text:p>
          <text:list>
            <text:list-item>
              <text:p text:style-name="P3">Can effect biochemestry and DNA expression. </text:p>
            </text:list-item>
            <text:list-item>
              <text:p text:style-name="P4">Causes spiritual growth. </text:p>
            </text:list-item>
            <text:list-item>
              <text:p text:style-name="P4">Having relationships and bonds with people. </text:p>
            </text:list-item>
          </text:list>
        </text:list-item>
        <text:list-item>
          <text:p text:style-name="P4">Longing.</text:p>
          <text:list>
            <text:list-item>
              <text:p text:style-name="P4">Feeling of something missing, or of wanting more. </text:p>
              <text:list>
                <text:list-item>
                  <text:p text:style-name="P4">Suceeded by restlessness, lonleyness, or unhappiness.</text:p>
                </text:list-item>
                <text:list-item>
                  <text:p text:style-name="P4">Life is suiffering man. </text:p>
                </text:list-item>
                <text:list-item>
                  <text:p text:style-name="P4">More than a mental state, physical sensation. </text:p>
                </text:list-item>
                <text:list-item>
                  <text:p text:style-name="P4">Longing is for more than survival. </text:p>
                  <text:list>
                    <text:list-item>
                      <text:p text:style-name="P4"><text:soft-page-break/>First world problem. </text:p>
                    </text:list-item>
                  </text:list>
                </text:list-item>
                <text:list-item>
                  <text:p text:style-name="P4">All longing is for love, according to Fredrickson.</text:p>
                  <text:list>
                    <text:list-item>
                      <text:p text:style-name="P4">Even if you in a relationship. </text:p>
                    </text:list-item>
                  </text:list>
                </text:list-item>
              </text:list>
            </text:list-item>
            <text:list-item>
              <text:p text:style-name="P4">Causes.</text:p>
              <text:list>
                <text:list-item>
                  <text:p text:style-name="P4">Body is missing “an essential nutrient.”</text:p>
                </text:list-item>
              </text:list>
            </text:list-item>
            <text:list-item>
              <text:p text:style-name="P4">Relief.</text:p>
              <text:list>
                <text:list-item>
                  <text:p text:style-name="P4">Numbing. </text:p>
                  <text:list>
                    <text:list-item>
                      <text:p text:style-name="P4">Work, gossip, TV, gaming, wine, social media. </text:p>
                    </text:list-item>
                    <text:list-item>
                      <text:p text:style-name="P4">Temporary distractions. </text:p>
                    </text:list-item>
                  </text:list>
                </text:list-item>
              </text:list>
            </text:list-item>
          </text:list>
        </text:list-item>
        <text:list-item>
          <text:p text:style-name="P4">Mindset.</text:p>
          <text:list>
            <text:list-item>
              <text:p text:style-name="P4">Veiwing love as relationships and commitment causes it to become complectated and full of insecurities. </text:p>
            </text:list-item>
          </text:list>
        </text:list-item>
        <text:list-item>
          <text:p text:style-name="P4">“It’s difficult to talk about love in scientific terms.”</text:p>
          <text:list>
            <text:list-item>
              <text:p text:style-name="P4">Of course it is you dumb fuck! You chose an extreamly loaded term and haven’t defined it yet. Also you haven’t mentioned any actual science, probobly because you haven’t a defition to study it with. </text:p>
            </text:list-item>
          </text:list>
        </text:list-item>
        <text:list-item>
          <text:p text:style-name="P6">The body.</text:p>
          <text:list>
            <text:list-item>
              <text:p text:style-name="P6">Western culture generally views as an object.</text:p>
              <text:list>
                <text:list-item>
                  <text:p text:style-name="P6">A static noun.</text:p>
                </text:list-item>
              </text:list>
            </text:list-item>
            <text:list-item>
              <text:p text:style-name="P6">Eastern culture generally views as an illusion.</text:p>
              <text:list>
                <text:list-item>
                  <text:p text:style-name="P6">Yasss Buddhism based.</text:p>
                </text:list-item>
                <text:list-item>
                  <text:p text:style-name="P6">Impermanence is the rule.</text:p>
                </text:list-item>
                <text:list-item>
                  <text:p text:style-name="P6">A verb, a dynamic process.</text:p>
                </text:list-item>
              </text:list>
            </text:list-item>
          </text:list>
        </text:list-item>
        <text:list-item>
          <text:p text:style-name="P8">The Brain.</text:p>
          <text:list>
            <text:list-item>
              <text:p text:style-name="P8">When people connect, love reverberates between them. Theire vibrations and frequencies line up. </text:p>
              <text:list>
                <text:list-item>
                  <text:p text:style-name="P8">Sounds more like qi than a kind of love imo.</text:p>
                </text:list-item>
              </text:list>
            </text:list-item>
            <text:list-item>
              <text:p text:style-name="P8">Mirror nerons.</text:p>
              <text:list>
                <text:list-item>
                  <text:p text:style-name="P8">Some italian nerophysiologlists found activation in the same neurons in monkeys when reaching for a banana or seeing a person reach for a bananda.</text:p>
                </text:list-item>
                <text:list-item>
                  <text:p text:style-name="P8">A break through discovery: performing and watching are nurally similar. </text:p>
                  <text:list>
                    <text:list-item>
                      <text:p text:style-name="P8">People, and monkeys, are able to put themselves in the place of others.</text:p>
                    </text:list-item>
                  </text:list>
                </text:list-item>
                <text:list-item>
                  <text:p text:style-name="P8">According to Fredrickson’s interpretation of Hasson’s research, the participants in the study experienced whole brain mirroring.</text:p>
                  <text:list>
                    <text:list-item>
                      <text:p text:style-name="P8">Hasson’s study is looking at brain areas, while the Italian studies are looking at individual nerons.</text:p>
                    </text:list-item>
                    <text:list-item>
                      <text:p text:style-name="P8">Would it even be possible for people to have full brain mirroring? theres a lot of diversity in brain shape and size. Numberous studies show growth and shinking in different brain areas eg brains are not identical switch boards which can mimic eachother perfectly.</text:p>
                      <text:list>
                        <text:list-item>
                          <text:p text:style-name="P8">At this point, I’m starting to get pedantic; I just really don’t like this author.</text:p>
                        </text:list-item>
                      </text:list>
                    </text:list-item>
                    <text:list-item>
                      <text:p text:style-name="P8"/>
                    </text:list-item>
                  </text:list>
                </text:list-item>
              </text:list>
            </text:list-item>
            <text:list-item>
              <text:p text:style-name="P8">Uri Hasson’s brain scanning.</text:p>
              <text:list>
                <text:list-item>
                  <text:p text:style-name="P8">Two people inside expencive brain scanners with headsets <text:span text:style-name="T9">having a lil discord chat</text:span><text:span text:style-name="T10"> listening to a prerecorded narration. Actually</text:span> 10 people listened to the same recording. Then they were asked to recound the story. Brain activity was recorded, as well as the acuracy of the readers recount. Fredrickson is introducing the study really fucking slowly. </text:p>
                  <text:list>
                    <text:list-item>
                      <text:p text:style-name="P8">Fredrickson embelishes this with lots of imagary. It seems like they are trying to misrepresent the study to be more inline with their personal philosophy. Furthermore <text:soft-page-break/>they make projections reguarding their imaginary situation as though they were supported by the study. </text:p>
                    </text:list-item>
                  </text:list>
                </text:list-item>
                <text:list-item>
                  <text:p text:style-name="P8">Findings.</text:p>
                  <text:list>
                    <text:list-item>
                      <text:p text:style-name="P8">People who accuratly recounted the story had similar brain patterns (areas lighting up at the same time) as the speaker. People who recounted the story poorly had disimilar brain patterns. </text:p>
                    </text:list-item>
                    <text:list-item>
                      <text:p text:style-name="P8">Listeners bain patterns generally lagged behind the speaker by 1-3 seconds, more lag with less accurate recounting. </text:p>
                    </text:list-item>
                    <text:list-item>
                      <text:p text:style-name="P8">Hasson argues that brain coupling (this syncing phenomenon) is the means by which people understand eachother. </text:p>
                      <text:list>
                        <text:list-item>
                          <text:p text:style-name="P8">Couldn’t you also argue that understanding eachother causes brain coupling? corralation <text:span text:style-name="T11">≠</text:span> causation.</text:p>
                        </text:list-item>
                      </text:list>
                    </text:list-item>
                    <text:list-item>
                      <text:p text:style-name="P8">Hasson claims that communication is a single act preformed by two brains.</text:p>
                    </text:list-item>
                    <text:list-item>
                      <text:p text:style-name="P8">Yes? seems kind of obvious. A lot of things are done by two people.</text:p>
                    </text:list-item>
                    <text:list-item>
                      <text:p text:style-name="P8">The insula, a brain area linked with “concious feeling states”, showed coupling.</text:p>
                      <text:list>
                        <text:list-item>
                          <text:p text:style-name="P8">Unexplained techincal jargon.</text:p>
                        </text:list-item>
                        <text:list-item>
                          <text:p text:style-name="P8">from the wikipedia article on the insula cortex: The insulae are believed to be involved in consciousness and play a role in diverse functions usually linked to emotion or the regulation of the body's homeostasis. These functions include compassion, empathy, taste, perception, motor control, self-awareness, cognitive functioning, interpersonal experience, and awareness of homeostatic emotions such as hunger, pain and fatigue.</text:p>
                        </text:list-item>
                        <text:list-item>
                          <text:p text:style-name="P8">At first I thought Fredrickson was trying to argue that people who are communicating are experiencing a similar state of conciousness. <text:s/>I think now that they are conciously aware of similar emotions.</text:p>
                        </text:list-item>
                        <text:list-item>
                          <text:p text:style-name="P8">This suggests that peope who are experiencing brain coupling experience similar emotions. Therefore people who are communicating well are sharing emotions. Therefore people who share emotions will communicate well. </text:p>
                          <text:list>
                            <text:list-item>
                              <text:p text:style-name="P8">Again with the causation. I don’t think any of this logic is sound conclusion from the study. </text:p>
                            </text:list-item>
                          </text:list>
                        </text:list-item>
                        <text:list-item>
                          <text:p text:style-name="P8">The link between emotions and brain coupling is further demonstrated in other studies by Hasson and colleagues. </text:p>
                        </text:list-item>
                      </text:list>
                    </text:list-item>
                  </text:list>
                </text:list-item>
                <text:list-item>
                  <text:p text:style-name="P8">Fredrickson’s projections.</text:p>
                  <text:list>
                    <text:list-item>
                      <text:p text:style-name="P8">Fredrickson asserts these rather firmly without basis in the study.</text:p>
                    </text:list-item>
                    <text:list-item>
                      <text:p text:style-name="P8">Listening to a recording of a person is comparable to speaking with them. not an outlandish asumption but an unstated one.</text:p>
                    </text:list-item>
                    <text:list-item>
                      <text:p text:style-name="P8">The syncing effect observed in the study would be amplifies if it were an face to face conversation.</text:p>
                    </text:list-item>
                    <text:list-item>
                      <text:p text:style-name="P8">The syncing effect would appear to a lesser degree just by reading the speaker’s account, or even by hearing about the speaker’s account.</text:p>
                    </text:list-item>
                    <text:list-item>
                      <text:p text:style-name="P8">The participants in the study “clicked”. Mainly they don’t explain what clicking is. but it doesn’t seem like the original study had a click metric for Fredrickson to base these statements on.</text:p>
                    </text:list-item>
                    <text:list-item>
                      <text:p text:style-name="P8">Fredrickson talks about the reader in the second person, as though they were a (fictional) participant in the study, and in the imagry Fredrickson surrounds the study with. Namely, they suppose that the reader is more closely connected to the narrator, who Fredrickson describes as our friends, than any of the participants in the study. They go on to claim that the reader is able to anticipate what the narrator was going to say, despire none of the studies participants doing so. </text:p>
                    </text:list-item>
                    <text:list-item>
                      <text:p text:style-name="P8"><text:soft-page-break/>Fredrickson conflaits brain coupling and “positivity resonence’ without explination. They seem to assert that the former always entails the latter. </text:p>
                    </text:list-item>
                  </text:list>
                </text:list-item>
              </text:list>
            </text:list-item>
            <text:list-item>
              <text:p text:style-name="P8">“once two people understand eachother… the benevolant concerns and actions of mutual care can flow forth unembeded.” 125</text:p>
              <text:list>
                <text:list-item>
                  <text:p text:style-name="P8">My interpreation of this quote is communication can lead to either philia or agape or both, depending on how you want to spin the process of understanding eachother. Either way, id argue that communication encourages or enables love to flow. </text:p>
                </text:list-item>
                <text:list-item>
                  <text:p text:style-name="P8">Fredrickson says that when one experiences the same positive emotion as someone, they experience brain coupling. </text:p>
                  <text:list>
                    <text:list-item>
                      <text:p text:style-name="P8">Why can’t this happen with “negative” emotions? Firstly I object to this kind of dualistic thinking reguarding emotions in the first place, however I also don’t find anything in the previous evidence that suggest mutural rage or sorrow wouldn’t suggest brain coupling. </text:p>
                    </text:list-item>
                    <text:list-item>
                      <text:p text:style-name="P8">The two people experience a kind of union. </text:p>
                      <text:list>
                        <text:list-item>
                          <text:p text:style-name="P8">I would agree that this is love, love as in the result of will as in thelema=93=agape. </text:p>
                        </text:list-item>
                      </text:list>
                    </text:list-item>
                  </text:list>
                </text:list-item>
              </text:list>
            </text:list-item>
            <text:list-item>
              <text:p text:style-name="P8">“neural coulping like [above] is a biological manifestation of oneness”</text:p>
              <text:list>
                <text:list-item>
                  <text:p text:style-name="P8">Fredrickson seems to be using the term “oneness” to refer not to any kind of samadhi or ego death experience, rather as just a general aultruistic and selfless vibe. </text:p>
                </text:list-item>
                <text:list-item>
                  <text:p text:style-name="P8">According to Fredrickson, this only happens with positive emotions, and not negative emotions. I disagree, on account that this doesn’t at all with my lived experiences. I have been exreamly low, and felt very connected to my friends. I have felt very highly, and felt distant from my friends. Fredrickson is making absolutes that I think only apply half the time eg in any situation, they are as likely to be true as false. </text:p>
                  <text:list>
                    <text:list-item>
                      <text:p text:style-name="P8">Additonally, Fredrickson is just claiming these things. They haven’t described any evidence in the studies theyve brought that would support their conclusions. They’re only evidence is the anacdote informed absolutes crituqued above. </text:p>
                    </text:list-item>
                  </text:list>
                </text:list-item>
              </text:list>
            </text:list-item>
            <text:list-item>
              <text:p text:style-name="P8">The Taipei study. </text:p>
              <text:list>
                <text:list-item>
                  <text:p text:style-name="P8">Participants were placed in a MRI brain scanner, and shown animations of painful or benine situations. When asked to imagine themselves and when asked to imagine loved ones in the situations, the insula, and other pain areas of the brain activated. When asked to imagine strangers in the situation, insula did not activate, but areas asociated with distinguishment and distancing did. </text:p>
                </text:list-item>
                <text:list-item>
                  <text:p text:style-name="P8">Their research team defined love as a lasting loving relationship.</text:p>
                  <text:list>
                    <text:list-item>
                      <text:p text:style-name="P8">Thats a cirular definition…</text:p>
                    </text:list-item>
                    <text:list-item>
                      <text:p text:style-name="P8">A defintion tho! only took half the reading. </text:p>
                    </text:list-item>
                    <text:list-item>
                      <text:p text:style-name="P8">Fredrickson says this is a bond, not love.</text:p>
                    </text:list-item>
                  </text:list>
                </text:list-item>
                <text:list-item>
                  <text:p text:style-name="P8">Pain to loved ones is experienced as pain to oneself. </text:p>
                </text:list-item>
                <text:list-item>
                  <text:p text:style-name="P8">Isn’t this a kind of brain coupling with “negative” emotion?</text:p>
                  <text:list>
                    <text:list-item>
                      <text:p text:style-name="P9">No, because this prevents “positivity resonance”. See my note about conflating the two. </text:p>
                    </text:list-item>
                  </text:list>
                </text:list-item>
              </text:list>
            </text:list-item>
          </text:list>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aikaiFont" svg:font-family="Naika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US" style:letter-kerning="true" style:font-name-asian="Naika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aika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aikaiFont" style:font-family-asian="Naika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1T21:07:46.471194625</meta:creation-date>
    <dc:date>2023-02-13T11:10:42.493392717</dc:date>
    <meta:editing-duration>P1DT14H2M54S</meta:editing-duration>
    <meta:editing-cycles>7</meta:editing-cycles>
    <meta:generator>LibreOffice/7.4.3.2$Linux_X86_64 LibreOffice_project/40$Build-2</meta:generator>
    <meta:document-statistic meta:table-count="0" meta:image-count="0" meta:object-count="0" meta:page-count="5" meta:paragraph-count="148" meta:word-count="2196" meta:character-count="13023" meta:non-whitespace-character-count="11052"/>
  </office:meta>
</office:document-meta>
</file>